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I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number-columns-repeated="7"/>
          <table:table-cell table:formula="of:=[.H3]-[.H19]" office:value-type="float" office:value="-0.989666666666667" calcext:value-type="float">
            <text:p>-0.989666666666667</text:p>
          </table:table-cell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table:number-columns-repeated="7"/>
          <table:table-cell table:formula="of:=[.H4]-[.H20]" office:value-type="float" office:value="-0.897833333333333" calcext:value-type="float">
            <text:p>-0.897833333333333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table:number-columns-repeated="7"/>
          <table:table-cell table:formula="of:=[.H5]-[.H21]" office:value-type="float" office:value="-0.841533333333333" calcext:value-type="float">
            <text:p>-0.841533333333333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table:number-columns-repeated="7"/>
          <table:table-cell table:formula="of:=[.H6]-[.H22]" office:value-type="float" office:value="-0.751083333333333" calcext:value-type="float">
            <text:p>-0.751083333333333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7"/>
          <table:table-cell table:formula="of:=[.H7]-[.H23]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table:number-columns-repeated="7"/>
          <table:table-cell table:formula="of:=[.H8]-[.H24]" office:value-type="float" office:value="-0.984583333333333" calcext:value-type="float">
            <text:p>-0.984583333333333</text:p>
          </table:table-cell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table:number-columns-repeated="7"/>
          <table:table-cell table:formula="of:=[.H9]-[.H25]" office:value-type="float" office:value="-0.960516666666667" calcext:value-type="float">
            <text:p>-0.960516666666667</text:p>
          </table:table-cell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7"/>
          <table:table-cell table:formula="of:=[.H10]-[.H26]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table:number-columns-repeated="7"/>
          <table:table-cell table:formula="of:=[.H11]-[.H27]" office:value-type="float" office:value="-0.95" calcext:value-type="float">
            <text:p>-0.95</text:p>
          </table:table-cell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7"/>
          <table:table-cell table:formula="of:=[.H12]-[.H28]" office:value-type="float" office:value="-0.840333333333333" calcext:value-type="float">
            <text:p>-0.840333333333333</text:p>
          </table:table-cell>
        </table:table-row>
        <table:table-row table:style-name="ro1">
          <table:table-cell office:value-type="string" calcext:value-type="string">
            <text:p>num_trees: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leaves:255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number-columns-repeated="3" office:value-type="float" office:value="0.9892" calcext:value-type="float">
            <text:p>0.9892</text:p>
          </table:table-cell>
          <table:table-cell office:value-type="float" office:value="0.9902" calcext:value-type="float">
            <text:p>0.9902</text:p>
          </table:table-cell>
          <table:table-cell table:number-columns-repeated="2" office:value-type="float" office:value="0.9901" calcext:value-type="float">
            <text:p>0.9901</text:p>
          </table:table-cell>
          <table:table-cell table:formula="of:=AVERAGE([.B19:.G19])" office:value-type="float" office:value="0.989666666666667" calcext:value-type="float">
            <text:p>0.9896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871" calcext:value-type="float">
            <text:p>0.8871</text:p>
          </table:table-cell>
          <table:table-cell table:number-columns-repeated="3" office:value-type="float" office:value="0.9032" calcext:value-type="float">
            <text:p>0.9032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032" calcext:value-type="float">
            <text:p>0.9032</text:p>
          </table:table-cell>
          <table:table-cell table:formula="of:=AVERAGE([.B20:.G20])" office:value-type="float" office:value="0.897833333333333" calcext:value-type="float">
            <text:p>0.8978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8033" calcext:value-type="float">
            <text:p>0.8033</text:p>
          </table:table-cell>
          <table:table-cell table:formula="of:=AVERAGE([.B21:.G21])" office:value-type="float" office:value="0.841533333333333" calcext:value-type="float">
            <text:p>0.8415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403" calcext:value-type="float">
            <text:p>0.7403</text:p>
          </table:table-cell>
          <table:table-cell table:formula="of:=AVERAGE([.B22:.G22])" office:value-type="float" office:value="0.751083333333333" calcext:value-type="float">
            <text:p>0.75108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3:.G23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25" calcext:value-type="float">
            <text:p>0.9825</text:p>
          </table:table-cell>
          <table:table-cell office:value-type="float" office:value="0.99" calcext:value-type="float">
            <text:p>0.99</text:p>
          </table:table-cell>
          <table:table-cell table:formula="of:=AVERAGE([.B24:.G24])" office:value-type="float" office:value="0.984583333333333" calcext:value-type="float">
            <text:p>0.98458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9825" calcext:value-type="float">
            <text:p>0.9825</text:p>
          </table:table-cell>
          <table:table-cell table:number-columns-repeated="2" office:value-type="float" office:value="0.9561" calcext:value-type="float">
            <text:p>0.9561</text:p>
          </table:table-cell>
          <table:table-cell office:value-type="float" office:value="0.9737" calcext:value-type="float">
            <text:p>0.9737</text:p>
          </table:table-cell>
          <table:table-cell table:formula="of:=AVERAGE([.B25:.G25])" office:value-type="float" office:value="0.960516666666667" calcext:value-type="float">
            <text:p>0.96051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6:.G2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395" calcext:value-type="float">
            <text:p>0.9395</text:p>
          </table:table-cell>
          <table:table-cell table:number-columns-repeated="3" office:value-type="float" office:value="0.9535" calcext:value-type="float">
            <text:p>0.95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12" calcext:value-type="float">
            <text:p>0.9512</text:p>
          </table:table-cell>
          <table:table-cell table:formula="of:=AVERAGE([.B27:.G27])" office:value-type="float" office:value="0.95" calcext:value-type="float">
            <text:p>0.95</text:p>
          </table:table-cell>
          <table:table-cell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55" calcext:value-type="float">
            <text:p>0.8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12" calcext:value-type="float">
            <text:p>0.812</text:p>
          </table:table-cell>
          <table:table-cell office:value-type="float" office:value="0.876" calcext:value-type="float">
            <text:p>0.876</text:p>
          </table:table-cell>
          <table:table-cell table:number-columns-repeated="2" office:value-type="float" office:value="0.812" calcext:value-type="float">
            <text:p>0.812</text:p>
          </table:table-cell>
          <table:table-cell table:formula="of:=AVERAGE([.B28:.G28])" office:value-type="float" office:value="0.840333333333333" calcext:value-type="float">
            <text:p>0.840333333333333</text:p>
          </table:table-cell>
          <table:table-cell/>
        </table:table-row>
        <table:table-row table:style-name="ro2">
          <table:table-cell table:style-name="ce3" office:value-type="string" calcext:value-type="string">
            <text:p>learning_rate: 0.1, num_leaves: 255, num_trees : 64, feature_fraction: 0.8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I1:Sheet1.I1048576">
            <calcext:condition calcext:apply-style-name="Bad" calcext:value="&lt;0" calcext:base-cell-address="Sheet1.I1"/>
          </calcext:conditional-format>
          <calcext:conditional-format calcext:target-range-address="Sheet1.I1:Sheet1.I1048576">
            <calcext:condition calcext:apply-style-name="Good" calcext:value="&gt;0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0:03:09.302581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2T10:15:05.069051839</dc:date>
    <meta:editing-duration>PT48M13S</meta:editing-duration>
    <meta:editing-cycles>7</meta:editing-cycles>
    <meta:generator>LibreOffice/24.2.6.2$Linux_X86_64 LibreOffice_project/420$Build-2</meta:generator>
    <meta:document-statistic meta:table-count="1" meta:cell-count="128" meta:object-count="0"/>
  </office:meta>
</office:document-meta>
</file>